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25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4" style:family="table-cell" style:parent-style-name="Default" style:data-style-name="N46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6" style:family="table-cell" style:parent-style-name="Default" style:data-style-name="N84">
      <style:table-cell-properties style:text-align-source="fix" style:repeat-content="false" fo:border="none"/>
      <style:paragraph-properties fo:text-align="end" fo:margin-left="0pt"/>
    </style:style>
    <style:style style:name="ce37" style:family="table-cell" style:parent-style-name="Default" style:data-style-name="N46">
      <style:table-cell-properties style:text-align-source="fix" style:repeat-content="false" fo:wrap-option="wrap" fo:border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add58a" style:text-align-source="fix" style:repeat-content="false" fo:wrap-option="wrap" fo:border-left="none" fo:border-right="0.06pt solid #000000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6"/>
    <style:style style:name="ce22" style:family="table-cell" style:parent-style-name="Default" style:data-style-name="N2"/>
    <style:style style:name="ce23" style:family="table-cell" style:parent-style-name="Default" style:data-style-name="N99"/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2">
      <style:table-cell-properties fo:border-bottom="none" fo:background-color="#fff200" fo:border-left="none" fo:border-right="0.06pt solid #000000" fo:border-top="none"/>
    </style:style>
    <style:style style:name="ce52" style:family="table-cell" style:parent-style-name="Default" style:data-style-name="N2">
      <style:table-cell-properties fo:border-bottom="none" fo:background-color="#add58a" fo:border-left="none" fo:border-right="0.06pt solid #000000" fo:border-top="none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2">
      <style:table-cell-properties fo:border-bottom="none" fo:background-color="#ef413d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add58a" fo:border-left="none" fo:border-right="0.06pt solid #000000" fo:border-top="none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6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pt"/>
    </style:style>
    <style:style style:name="ce85" style:family="table-cell" style:parent-style-name="Default" style:data-style-name="N2">
      <style:table-cell-properties fo:border-bottom="none" fo:background-color="#add58a" style:text-align-source="fix" style:repeat-content="false" fo:border-left="none" fo:border-right="0.06pt solid #000000" fo:border-top="none"/>
      <style:paragraph-properties fo:text-align="end" fo:margin-left="0pt"/>
    </style:style>
    <style:style style:name="ce27" style:family="table-cell" style:parent-style-name="Default" style:data-style-name="N2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#ef413d" fo:border-left="none" fo:border-right="0.06pt solid #000000" fo:border-top="none"/>
    </style:style>
    <style:style style:name="ce86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71" style:family="table-cell" style:parent-style-name="Default" style:data-style-name="N121"/>
    <style:style style:name="ce90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2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97" style:family="table-cell" style:parent-style-name="Default" style:data-style-name="N121">
      <style:table-cell-properties fo:border-bottom="none" fo:background-color="#fff200" fo:border-left="none" fo:border-right="0.06pt solid #000000" fo:border-top="none"/>
    </style:style>
    <style:style style:name="ce98" style:family="table-cell" style:parent-style-name="Default" style:data-style-name="N121">
      <style:table-cell-properties fo:border-bottom="none" fo:background-color="#c2e0ae" fo:border-left="none" fo:border-right="0.06pt solid #000000" fo:border-top="none"/>
    </style:style>
    <style:style style:name="ce94" style:family="table-cell" style:parent-style-name="Default" style:data-style-name="N121">
      <style:table-cell-properties fo:border-bottom="none" fo:background-color="#add58a" fo:border-left="none" fo:border-right="0.06pt solid #000000" fo:border-top="none"/>
    </style:style>
    <style:style style:name="ce95" style:family="table-cell" style:parent-style-name="Default" style:data-style-name="N121">
      <style:table-cell-properties fo:border-bottom="none" fo:background-color="transparent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2" table:default-cell-style-name="Default"/>
        <table:table-column table:style-name="co5" table:default-cell-style-name="ce19"/>
        <table:table-column table:style-name="co6" table:default-cell-style-name="ce59"/>
        <table:table-column table:style-name="co5" table:default-cell-style-name="ce82"/>
        <table:table-column table:style-name="co2" table:default-cell-style-name="Default"/>
        <table:table-column table:style-name="co5" table:default-cell-style-name="ce19"/>
        <table:table-column table:style-name="co7" table:default-cell-style-name="ce71"/>
        <table:table-column table:style-name="co8" table:default-cell-style-name="ce92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transit-finder</text:p>
          </table:table-cell>
          <table:table-cell table:style-name="ce9" office:value-type="string" calcext:value-type="string" table:number-columns-spanned="2" table:number-rows-spanned="1">
            <text:p>neoprogrammics</text:p>
          </table:table-cell>
          <table:covered-table-cell table:style-name="ce14"/>
          <table:table-cell table:style-name="ce9" office:value-type="string" calcext:value-type="string" table:number-columns-spanned="2" table:number-rows-spanned="1">
            <text:p>Orbitron</text:p>
          </table:table-cell>
          <table:covered-table-cell table:style-name="ce14"/>
          <table:table-cell table:style-name="ce55" office:value-type="string" calcext:value-type="string" table:number-columns-spanned="2" table:number-rows-spanned="1">
            <text:p>Pyephem</text:p>
          </table:table-cell>
          <table:covered-table-cell table:style-name="ce81"/>
          <table:table-cell table:style-name="ce9" office:value-type="string" calcext:value-type="string" table:number-columns-spanned="2" table:number-rows-spanned="1">
            <text:p>Libsgp4ansi</text:p>
          </table:table-cell>
          <table:covered-table-cell table:style-name="ce14"/>
          <table:table-cell table:style-name="ce86" office:value-type="string" calcext:value-type="string" table:number-columns-spanned="2" table:number-rows-spanned="1">
            <text:p>gc2topo branch</text:p>
          </table:table-cell>
          <table:covered-table-cell table:style-name="ce90"/>
          <table:table-cell table:style-name="ce1" table:number-columns-repeated="1010"/>
          <table:table-cell table:style-name="ce73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2018-03-29" calcext:value-type="date">
            <text:p>2018-03-29</text:p>
          </table:table-cell>
          <table:table-cell table:style-name="ce36" office:value-type="date" office:date-value="2018-03-29" calcext:value-type="date">
            <text:p>2018-03-29</text:p>
          </table:table-cell>
          <table:table-cell table:number-columns-repeated="3"/>
          <table:table-cell table:style-name="ce36" office:value-type="date" office:date-value="2018-03-29" calcext:value-type="date">
            <text:p>2018-03-29</text:p>
          </table:table-cell>
          <table:table-cell/>
          <table:table-cell table:style-name="ce36" office:value-type="date" office:date-value="2018-03-29" calcext:value-type="date">
            <text:p>2018-03-29</text:p>
          </table:table-cell>
          <table:table-cell/>
          <table:table-cell table:style-name="ce89" office:value-type="string" calcext:value-type="string">
            <text:p>2018-03-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, UTC</text:p>
          </table:table-cell>
          <table:table-cell table:style-name="ce4" office:value-type="time" office:time-value="PT17H44M50.89S" calcext:value-type="time">
            <text:p>17:44:50.89</text:p>
          </table:table-cell>
          <table:table-cell table:style-name="ce37" office:value-type="time" office:time-value="PT17H44M51S" calcext:value-type="time">
            <text:p>17:44:51.00</text:p>
          </table:table-cell>
          <table:table-cell table:style-name="ce16"/>
          <table:table-cell table:style-name="ce21" office:value-type="time" office:time-value="PT17H44M51S" calcext:value-type="time">
            <text:p>17:44:51.00</text:p>
          </table:table-cell>
          <table:table-cell table:style-name="ce24" office:value-type="float" office:value="0.11" calcext:value-type="float">
            <text:p>0.11</text:p>
          </table:table-cell>
          <table:table-cell table:style-name="ce37" office:value-type="time" office:time-value="PT17H44M50.89S" calcext:value-type="time">
            <text:p>17:44:50.89</text:p>
          </table:table-cell>
          <table:table-cell table:style-name="ce83"/>
          <table:table-cell table:style-name="ce37" office:value-type="time" office:time-value="PT17H44M50.89S" calcext:value-type="time">
            <text:p>17:44:50.89</text:p>
          </table:table-cell>
          <table:table-cell/>
          <table:table-cell table:style-name="ce89" office:value-type="string" calcext:value-type="string">
            <text:p>17:44:50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, deg</text:p>
          </table:table-cell>
          <table:table-cell table:style-name="ce5" office:value-type="float" office:value="55.05232" calcext:value-type="float">
            <text:p>55.05232</text:p>
          </table:table-cell>
          <table:table-cell table:style-name="ce12" office:value-type="float" office:value="55.052287" calcext:value-type="float">
            <text:p>55.052287</text:p>
          </table:table-cell>
          <table:table-cell table:style-name="ce17"/>
          <table:table-cell table:number-columns-repeated="2"/>
          <table:table-cell table:style-name="ce78" office:value-type="float" office:value="55.05232" calcext:value-type="float">
            <text:p>55.05232</text:p>
          </table:table-cell>
          <table:table-cell/>
          <table:table-cell table:style-name="ce78" office:value-type="float" office:value="55.05232" calcext:value-type="float">
            <text:p>55.05232</text:p>
          </table:table-cell>
          <table:table-cell/>
          <table:table-cell table:style-name="ce78" office:value-type="float" office:value="55.05232" calcext:value-type="float">
            <text:p>55.05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n, deg</text:p>
          </table:table-cell>
          <table:table-cell table:style-name="ce5" office:value-type="float" office:value="37.98637" calcext:value-type="float">
            <text:p>37.98637</text:p>
          </table:table-cell>
          <table:table-cell table:style-name="ce12" office:value-type="float" office:value="37.986395" calcext:value-type="float">
            <text:p>37.986395</text:p>
          </table:table-cell>
          <table:table-cell table:style-name="ce17"/>
          <table:table-cell table:number-columns-repeated="2"/>
          <table:table-cell table:style-name="ce78" office:value-type="float" office:value="37.98637" calcext:value-type="float">
            <text:p>37.98637</text:p>
          </table:table-cell>
          <table:table-cell/>
          <table:table-cell table:style-name="ce78" office:value-type="float" office:value="37.98637" calcext:value-type="float">
            <text:p>37.98637</text:p>
          </table:table-cell>
          <table:table-cell/>
          <table:table-cell table:style-name="ce78" office:value-type="float" office:value="37.98637" calcext:value-type="float">
            <text:p>37.98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, m</text:p>
          </table:table-cell>
          <table:table-cell table:style-name="ce5" office:value-type="float" office:value="161" calcext:value-type="float">
            <text:p>161</text:p>
          </table:table-cell>
          <table:table-cell table:style-name="ce11"/>
          <table:table-cell table:style-name="ce17"/>
          <table:table-cell table:number-columns-repeated="4"/>
          <table:table-cell office:value-type="float" office:value="161" calcext:value-type="float">
            <text:p>1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GS84 ?</text:p>
          </table:table-cell>
          <table:table-cell office:value-type="string" calcext:value-type="string">
            <text:p>?</text:p>
          </table:table-cell>
          <table:table-cell table:style-name="ce17"/>
          <table:table-cell table:number-columns-repeated="4"/>
          <table:table-cell table:style-name="ce10" office:value-type="string" calcext:value-type="string">
            <text:p>WGS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S Az, deg</text:p>
          </table:table-cell>
          <table:table-cell table:style-name="ce7" office:value-type="float" office:value="133.7" calcext:value-type="float">
            <text:p>133.70</text:p>
          </table:table-cell>
          <table:table-cell table:style-name="ce13"/>
          <table:table-cell table:style-name="ce17"/>
          <table:table-cell table:style-name="ce22" office:value-type="float" office:value="134" calcext:value-type="float">
            <text:p>134.00</text:p>
          </table:table-cell>
          <table:table-cell table:style-name="ce25" table:formula="of:=[.E8]-[.B8]" office:value-type="float" office:value="0.300000000000011" calcext:value-type="float">
            <text:p>0.30</text:p>
          </table:table-cell>
          <table:table-cell table:style-name="ce60"/>
          <table:table-cell table:style-name="ce84"/>
          <table:table-cell table:style-name="ce22" office:value-type="float" office:value="133.95" calcext:value-type="float">
            <text:p>133.95</text:p>
          </table:table-cell>
          <table:table-cell table:style-name="ce25" table:formula="of:=[.I8]-[.B8]" office:value-type="float" office:value="0.25" calcext:value-type="float">
            <text:p>0.25</text:p>
          </table:table-cell>
          <table:table-cell office:value-type="float" office:value="133.95" calcext:value-type="float">
            <text:p>133.95</text:p>
          </table:table-cell>
          <table:table-cell table:style-name="ce97" table:formula="of:=[.K8]-[.B8]" office:value-type="float" office:value="0.25" calcext:value-type="float">
            <text:p>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S El, deg</text:p>
          </table:table-cell>
          <table:table-cell table:style-name="ce7" office:value-type="float" office:value="33.8" calcext:value-type="float">
            <text:p>33.80</text:p>
          </table:table-cell>
          <table:table-cell table:style-name="ce13"/>
          <table:table-cell table:style-name="ce17"/>
          <table:table-cell table:style-name="ce22" office:value-type="float" office:value="33.9" calcext:value-type="float">
            <text:p>33.90</text:p>
          </table:table-cell>
          <table:table-cell table:style-name="ce25" table:formula="of:=[.E9]-[.B9]" office:value-type="float" office:value="0.100000000000001" calcext:value-type="float">
            <text:p>0.10</text:p>
          </table:table-cell>
          <table:table-cell table:style-name="ce60"/>
          <table:table-cell table:style-name="ce84"/>
          <table:table-cell table:style-name="ce22" office:value-type="float" office:value="34.02" calcext:value-type="float">
            <text:p>34.02</text:p>
          </table:table-cell>
          <table:table-cell table:style-name="ce25" table:formula="of:=[.I9]-[.B9]" office:value-type="float" office:value="0.220000000000006" calcext:value-type="float">
            <text:p>0.22</text:p>
          </table:table-cell>
          <table:table-cell office:value-type="float" office:value="34.01" calcext:value-type="float">
            <text:p>34.01</text:p>
          </table:table-cell>
          <table:table-cell table:style-name="ce97" table:formula="of:=[.K9]-[.B9]" office:value-type="float" office:value="0.210000000000001" calcext:value-type="float">
            <text:p>.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Az, deg</text:p>
          </table:table-cell>
          <table:table-cell table:style-name="ce7" office:value-type="float" office:value="133.7" calcext:value-type="float">
            <text:p>133.70</text:p>
          </table:table-cell>
          <table:table-cell table:style-name="ce13" office:value-type="float" office:value="133.73" calcext:value-type="float">
            <text:p>133.73</text:p>
          </table:table-cell>
          <table:table-cell table:style-name="ce45" table:formula="of:=[.C10]-[.B10]" office:value-type="float" office:value="0.0300000000000011" calcext:value-type="float">
            <text:p>0.030000000000001</text:p>
          </table:table-cell>
          <table:table-cell table:style-name="ce22" office:value-type="float" office:value="133.7" calcext:value-type="float">
            <text:p>133.70</text:p>
          </table:table-cell>
          <table:table-cell table:style-name="ce52" table:formula="of:=[.E10]-[.B10]" office:value-type="float" office:value="0" calcext:value-type="float">
            <text:p>0.00</text:p>
          </table:table-cell>
          <table:table-cell table:style-name="ce60" office:value-type="float" office:value="133.73" calcext:value-type="float">
            <text:p>133.73</text:p>
          </table:table-cell>
          <table:table-cell table:style-name="ce85" table:formula="of:=[.G10]-[.B10]" office:value-type="float" office:value="0.0300000000000011" calcext:value-type="float">
            <text:p>0.03</text:p>
          </table:table-cell>
          <table:table-cell table:style-name="ce22" office:value-type="float" office:value="133.75" calcext:value-type="float">
            <text:p>133.75</text:p>
          </table:table-cell>
          <table:table-cell table:style-name="ce52" table:formula="of:=[.I10]-[.B10]" office:value-type="float" office:value="0.0500000000000114" calcext:value-type="float">
            <text:p>0.05</text:p>
          </table:table-cell>
          <table:table-cell office:value-type="float" office:value="133.74" calcext:value-type="float">
            <text:p>133.74</text:p>
          </table:table-cell>
          <table:table-cell table:style-name="ce98" table:formula="of:=[.K10]-[.B10]" office:value-type="float" office:value="0.0400000000000205" calcext:value-type="float">
            <text:p>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El, deg</text:p>
          </table:table-cell>
          <table:table-cell table:style-name="ce7" office:value-type="float" office:value="33.8" calcext:value-type="float">
            <text:p>33.80</text:p>
          </table:table-cell>
          <table:table-cell table:style-name="ce13" office:value-type="float" office:value="33.82" calcext:value-type="float">
            <text:p>33.82</text:p>
          </table:table-cell>
          <table:table-cell table:style-name="ce45" table:formula="of:=[.C11]-[.B11]" office:value-type="float" office:value="0.0200000000000031" calcext:value-type="float">
            <text:p>0.020000000000003</text:p>
          </table:table-cell>
          <table:table-cell table:style-name="ce22" office:value-type="float" office:value="33.8" calcext:value-type="float">
            <text:p>33.80</text:p>
          </table:table-cell>
          <table:table-cell table:style-name="ce52" table:formula="of:=[.E11]-[.B11]" office:value-type="float" office:value="0" calcext:value-type="float">
            <text:p>0.00</text:p>
          </table:table-cell>
          <table:table-cell table:style-name="ce60" office:value-type="float" office:value="33.84" calcext:value-type="float">
            <text:p>33.84</text:p>
          </table:table-cell>
          <table:table-cell table:style-name="ce85" table:formula="of:=[.G11]-[.B11]" office:value-type="float" office:value="0.0400000000000063" calcext:value-type="float">
            <text:p>0.04</text:p>
          </table:table-cell>
          <table:table-cell table:style-name="ce22" office:value-type="float" office:value="34.6" calcext:value-type="float">
            <text:p>34.60</text:p>
          </table:table-cell>
          <table:table-cell table:style-name="ce26" table:formula="of:=[.I11]-[.B11]" office:value-type="float" office:value="0.800000000000004" calcext:value-type="float">
            <text:p>0.80</text:p>
          </table:table-cell>
          <table:table-cell office:value-type="float" office:value="33.83" calcext:value-type="float">
            <text:p>33.83</text:p>
          </table:table-cell>
          <table:table-cell table:style-name="ce98" table:formula="of:=[.K11]-[.B11]" office:value-type="float" office:value="0.0300000000000011" calcext:value-type="float">
            <text:p>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ration, s</text:p>
          </table:table-cell>
          <table:table-cell table:style-name="ce7" office:value-type="float" office:value="0.99" calcext:value-type="float">
            <text:p>0.99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Center line distance, km</text:p>
          </table:table-cell>
          <table:table-cell table:style-name="ce7" office:value-type="float" office:value="0.13" calcext:value-type="float">
            <text:p>0.13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Visibility path width, km</text:p>
          </table:table-cell>
          <table:table-cell table:style-name="ce7" office:value-type="float" office:value="10.09" calcext:value-type="float">
            <text:p>10.09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RA, deg</text:p>
          </table:table-cell>
          <table:table-cell table:style-name="ce7"/>
          <table:table-cell table:style-name="ce13"/>
          <table:table-cell table:style-name="ce17"/>
          <table:table-cell table:style-name="ce22" office:value-type="float" office:value="168.2973" calcext:value-type="float">
            <text:p>168.30</text:p>
          </table:table-cell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Dec, deg</text:p>
          </table:table-cell>
          <table:table-cell table:style-name="ce7"/>
          <table:table-cell table:style-name="ce13"/>
          <table:table-cell table:style-name="ce17"/>
          <table:table-cell table:style-name="ce22" office:value-type="float" office:value="7.314" calcext:value-type="float">
            <text:p>7.31</text:p>
          </table:table-cell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Moon GC RA, deg</text:p>
          </table:table-cell>
          <table:table-cell table:style-name="ce7"/>
          <table:table-cell table:style-name="ce13" office:value-type="float" office:value="168.17" calcext:value-type="float">
            <text:p>168.17</text:p>
          </table:table-cell>
          <table:table-cell table:style-name="ce17"/>
          <table:table-cell table:style-name="ce22"/>
          <table:table-cell table:style-name="ce20"/>
          <table:table-cell table:style-name="ce60" office:value-type="float" office:value="168.18" calcext:value-type="float">
            <text:p>168.18</text:p>
          </table:table-cell>
          <table:table-cell table:style-name="ce85" table:formula="of:=[.G17]-[.C17]" office:value-type="float" office:value="0.0100000000000193" calcext:value-type="float">
            <text:p>0.01</text:p>
          </table:table-cell>
          <table:table-cell table:style-name="ce22"/>
          <table:table-cell table:style-name="ce20"/>
          <table:table-cell office:value-type="float" office:value="168.17" calcext:value-type="float">
            <text:p>168.17</text:p>
          </table:table-cell>
          <table:table-cell table:style-name="ce94" table:formula="of:=[.K17]-[.C17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GC Dec, deg</text:p>
          </table:table-cell>
          <table:table-cell table:style-name="ce7"/>
          <table:table-cell table:style-name="ce13" office:value-type="float" office:value="8.048" calcext:value-type="float">
            <text:p>8.05</text:p>
          </table:table-cell>
          <table:table-cell table:style-name="ce17"/>
          <table:table-cell table:style-name="ce22"/>
          <table:table-cell table:style-name="ce20"/>
          <table:table-cell table:style-name="ce60" office:value-type="float" office:value="8.05" calcext:value-type="float">
            <text:p>8.05</text:p>
          </table:table-cell>
          <table:table-cell table:style-name="ce85" table:formula="of:=[.G18]-[.C18]" office:value-type="float" office:value="0.00200000000000067" calcext:value-type="float">
            <text:p>0.00</text:p>
          </table:table-cell>
          <table:table-cell table:style-name="ce22"/>
          <table:table-cell table:style-name="ce20"/>
          <table:table-cell office:value-type="float" office:value="8.05" calcext:value-type="float">
            <text:p>8.05</text:p>
          </table:table-cell>
          <table:table-cell table:style-name="ce94" table:formula="of:=[.K18]-[.C18]" office:value-type="float" office:value="0.00200000000000067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RA, deg</text:p>
          </table:table-cell>
          <table:table-cell table:style-name="ce7" office:value-type="float" office:value="168.5" calcext:value-type="float">
            <text:p>168.50</text:p>
          </table:table-cell>
          <table:table-cell table:style-name="ce13" office:value-type="float" office:value="168.51" calcext:value-type="float">
            <text:p>168.51</text:p>
          </table:table-cell>
          <table:table-cell table:style-name="ce45" table:formula="of:=[.C19]-[.B19]" office:value-type="float" office:value="0.00999999999999091" calcext:value-type="float">
            <text:p>0.009999999999991</text:p>
          </table:table-cell>
          <table:table-cell table:style-name="ce22" office:value-type="float" office:value="168.5106" calcext:value-type="float">
            <text:p>168.51</text:p>
          </table:table-cell>
          <table:table-cell table:style-name="ce52" table:formula="of:=[.E19]-[.B19]" office:value-type="float" office:value="0.0106000000000108" calcext:value-type="float">
            <text:p>0.01</text:p>
          </table:table-cell>
          <table:table-cell table:style-name="ce60" office:value-type="float" office:value="168.53" calcext:value-type="float">
            <text:p>168.53</text:p>
          </table:table-cell>
          <table:table-cell table:style-name="ce85" table:formula="of:=[.G19]-[.B19]" office:value-type="float" office:value="0.0300000000000011" calcext:value-type="float">
            <text:p>0.03</text:p>
          </table:table-cell>
          <table:table-cell table:style-name="ce22" office:value-type="float" office:value="168.1756" calcext:value-type="float">
            <text:p>168.18</text:p>
          </table:table-cell>
          <table:table-cell table:style-name="ce26" table:formula="of:=[.I19]-[.B19]" office:value-type="float" office:value="-0.324399999999997" calcext:value-type="float">
            <text:p>-0.32</text:p>
          </table:table-cell>
          <table:table-cell table:style-name="Default" office:value-type="float" office:value="168.5" calcext:value-type="float">
            <text:p>168.5</text:p>
          </table:table-cell>
          <table:table-cell table:style-name="ce94" table:formula="of:=[.K19]-[.B19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Dec, deg</text:p>
          </table:table-cell>
          <table:table-cell table:style-name="ce7" office:value-type="float" office:value="7.3" calcext:value-type="float">
            <text:p>7.30</text:p>
          </table:table-cell>
          <table:table-cell table:style-name="ce13" office:value-type="float" office:value="7.31" calcext:value-type="float">
            <text:p>7.31</text:p>
          </table:table-cell>
          <table:table-cell table:style-name="ce45" table:formula="of:=[.C20]-[.B20]" office:value-type="float" office:value="0.00999999999999979" calcext:value-type="float">
            <text:p>0.01</text:p>
          </table:table-cell>
          <table:table-cell table:style-name="ce22" office:value-type="float" office:value="7.3298" calcext:value-type="float">
            <text:p>7.33</text:p>
          </table:table-cell>
          <table:table-cell table:style-name="ce52" table:formula="of:=[.E20]-[.B20]" office:value-type="float" office:value="0.0297999999999998" calcext:value-type="float">
            <text:p>0.03</text:p>
          </table:table-cell>
          <table:table-cell table:style-name="ce60" office:value-type="float" office:value="7.3" calcext:value-type="float">
            <text:p>7.30</text:p>
          </table:table-cell>
          <table:table-cell table:style-name="ce85" table:formula="of:=[.G20]-[.B20]" office:value-type="float" office:value="0" calcext:value-type="float">
            <text:p>0.00</text:p>
          </table:table-cell>
          <table:table-cell table:style-name="ce22" office:value-type="float" office:value="8.0198" calcext:value-type="float">
            <text:p>8.02</text:p>
          </table:table-cell>
          <table:table-cell table:style-name="ce26" table:formula="of:=[.I20]-[.B20]" office:value-type="float" office:value="0.7198" calcext:value-type="float">
            <text:p>0.72</text:p>
          </table:table-cell>
          <table:table-cell table:style-name="Default" office:value-type="float" office:value="7.31" calcext:value-type="float">
            <text:p>7.31</text:p>
          </table:table-cell>
          <table:table-cell table:style-name="ce94" table:formula="of:=[.K20]-[.B20]" office:value-type="float" office:value="0.00999999999999979" calcext:value-type="float">
            <text:p>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llactic angle, deg</text:p>
          </table:table-cell>
          <table:table-cell table:style-name="ce7" office:value-type="float" office:value="23.9" calcext:value-type="float">
            <text:p>23.90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7"/>
          <table:table-cell table:number-columns-repeated="1014"/>
        </table:table-row>
        <table:table-row table:style-name="ro1">
          <table:table-cell office:value-type="string" calcext:value-type="string">
            <text:p>Moon angular size, deg</text:p>
          </table:table-cell>
          <table:table-cell table:style-name="ce7" office:value-type="float" office:value="0.54" calcext:value-type="float">
            <text:p>0.54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 office:value-type="float" office:value="0.54" calcext:value-type="float">
            <text:p>0.54</text:p>
          </table:table-cell>
          <table:table-cell table:style-name="ce85" table:formula="of:=[.G22]-[.B22]" office:value-type="float" office:value="0" calcext:value-type="float">
            <text:p>0.00</text:p>
          </table:table-cell>
          <table:table-cell table:style-name="ce22" office:value-type="float" office:value="0.53" calcext:value-type="float">
            <text:p>0.53</text:p>
          </table:table-cell>
          <table:table-cell table:style-name="ce52" table:formula="of:=[.I22]-[.B22]" office:value-type="float" office:value="-0.01" calcext:value-type="float">
            <text:p>-0.01</text:p>
          </table:table-cell>
          <table:table-cell office:value-type="float" office:value="0.5434" calcext:value-type="float">
            <text:p>.54</text:p>
          </table:table-cell>
          <table:table-cell table:style-name="ce94" table:formula="of:=[.K22]-[.B22]" office:value-type="float" office:value="0.00339999999999996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t chord length, deg</text:p>
          </table:table-cell>
          <table:table-cell table:style-name="ce7" office:value-type="float" office:value="0.5383333" calcext:value-type="float">
            <text:p>0.54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/>
          <table:table-cell table:style-name="ce95"/>
          <table:table-cell table:number-columns-repeated="1012"/>
        </table:table-row>
        <table:table-row table:style-name="ro1">
          <table:table-cell office:value-type="string" calcext:value-type="string">
            <text:p>Moon phase, %</text:p>
          </table:table-cell>
          <table:table-cell table:style-name="ce7" office:value-type="float" office:value="96.2" calcext:value-type="float">
            <text:p>96.20</text:p>
          </table:table-cell>
          <table:table-cell table:style-name="ce13"/>
          <table:table-cell table:style-name="ce17"/>
          <table:table-cell table:style-name="ce22" office:value-type="float" office:value="97" calcext:value-type="float">
            <text:p>97.00</text:p>
          </table:table-cell>
          <table:table-cell table:style-name="ce26" table:formula="of:=[.E24]-[.B24]" office:value-type="float" office:value="0.799999999999997" calcext:value-type="float">
            <text:p>0.80</text:p>
          </table:table-cell>
          <table:table-cell table:style-name="ce60" office:value-type="float" office:value="95.99" calcext:value-type="float">
            <text:p>95.99</text:p>
          </table:table-cell>
          <table:table-cell table:style-name="ce85" table:formula="of:=[.G24]-[.B24]" office:value-type="float" office:value="-0.210000000000008" calcext:value-type="float">
            <text:p>-0.21</text:p>
          </table:table-cell>
          <table:table-cell table:style-name="ce22" office:value-type="float" office:value="95.9" calcext:value-type="float">
            <text:p>95.90</text:p>
          </table:table-cell>
          <table:table-cell table:style-name="ce52" table:formula="of:=[.I24]-[.B24]" office:value-type="float" office:value="-0.299999999999997" calcext:value-type="float">
            <text:p>-0.30</text:p>
          </table:table-cell>
          <table:table-cell office:value-type="float" office:value="96" calcext:value-type="float">
            <text:p>96.00</text:p>
          </table:table-cell>
          <table:table-cell table:style-name="ce94" table:formula="of:=[.K24]-[.B24]" office:value-type="float" office:value="-0.200000000000003" calcext:value-type="float">
            <text:p>-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ance, km</text:p>
          </table:table-cell>
          <table:table-cell table:style-name="ce7" office:value-type="float" office:value="695.59" calcext:value-type="float">
            <text:p>695.59</text:p>
          </table:table-cell>
          <table:table-cell table:style-name="ce13"/>
          <table:table-cell table:style-name="ce17"/>
          <table:table-cell table:style-name="ce22" office:value-type="float" office:value="694.016" calcext:value-type="float">
            <text:p>694.02</text:p>
          </table:table-cell>
          <table:table-cell table:style-name="ce52" table:formula="of:=[.E25]-[.B25]" office:value-type="float" office:value="-1.57400000000007" calcext:value-type="float">
            <text:p>-1.57</text:p>
          </table:table-cell>
          <table:table-cell table:style-name="ce60"/>
          <table:table-cell table:style-name="ce84"/>
          <table:table-cell table:style-name="ce22" office:value-type="float" office:value="693.648" calcext:value-type="float">
            <text:p>693.65</text:p>
          </table:table-cell>
          <table:table-cell table:style-name="ce52" table:formula="of:=[.I25]-[.B25]" office:value-type="float" office:value="-1.94200000000001" calcext:value-type="float">
            <text:p>-1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velocity (angular), deg/s</text:p>
          </table:table-cell>
          <table:table-cell table:style-name="ce7" office:value-type="float" office:value="0.545" calcext:value-type="float">
            <text:p>0.55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ransverse), km/s</text:p>
          </table:table-cell>
          <table:table-cell table:style-name="ce7" office:value-type="float" office:value="6.62" calcext:value-type="float">
            <text:p>6.62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radial), km/s</text:p>
          </table:table-cell>
          <table:table-cell table:style-name="ce7" office:value-type="float" office:value="3.32" calcext:value-type="float">
            <text:p>3.32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SS velocity (total), km/s</text:p>
          </table:table-cell>
          <table:table-cell table:style-name="ce7" office:value-type="float" office:value="7.41" calcext:value-type="float">
            <text:p>7.41</text:p>
          </table:table-cell>
          <table:table-cell table:style-name="ce13"/>
          <table:table-cell table:style-name="ce17"/>
          <table:table-cell table:style-name="ce22" office:value-type="float" office:value="7.67" calcext:value-type="float">
            <text:p>7.67</text:p>
          </table:table-cell>
          <table:table-cell table:style-name="ce52" table:formula="of:=[.E29]-[.B29]" office:value-type="float" office:value="0.26" calcext:value-type="float">
            <text:p>0.26</text:p>
          </table:table-cell>
          <table:table-cell table:style-name="ce60"/>
          <table:table-cell table:style-name="ce84"/>
          <table:table-cell table:style-name="ce22" office:value-type="float" office:value="7.658" calcext:value-type="float">
            <text:p>7.66</text:p>
          </table:table-cell>
          <table:table-cell table:style-name="ce52" table:formula="of:=[.I29]-[.B29]" office:value-type="float" office:value="0.248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rection from zenith, deg</text:p>
          </table:table-cell>
          <table:table-cell table:style-name="ce7" office:value-type="float" office:value="113.1" calcext:value-type="float">
            <text:p>113.10</text:p>
          </table:table-cell>
          <table:table-cell table:style-name="ce13"/>
          <table:table-cell table:style-name="ce17"/>
          <table:table-cell table:style-name="ce22"/>
          <table:table-cell table:style-name="ce20"/>
          <table:table-cell table:style-name="ce60"/>
          <table:table-cell table:style-name="ce84"/>
          <table:table-cell table:style-name="ce22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Illuminated</text:p>
          </table:table-cell>
          <table:table-cell table:style-name="ce8" office:value-type="boolean" office:boolean-value="false" calcext:value-type="boolean">
            <text:p>FALSE</text:p>
          </table:table-cell>
          <table:table-cell/>
          <table:table-cell table:style-name="ce17"/>
          <table:table-cell table:style-name="ce23" office:value-type="boolean" office:boolean-value="false" calcext:value-type="boolean">
            <text:p>FALSE</text:p>
          </table:table-cell>
          <table:table-cell table:style-name="ce76" table:formula="of:=[.E31]-[.B31]" office:value-type="float" office:value="0" calcext:value-type="float">
            <text:p>0</text:p>
          </table:table-cell>
          <table:table-cell table:number-columns-repeated="2"/>
          <table:table-cell table:style-name="ce23" office:value-type="boolean" office:boolean-value="true" calcext:value-type="boolean">
            <text:p>TRUE</text:p>
          </table:table-cell>
          <table:table-cell table:style-name="ce69" table:formula="of:=[.I31]-[.B31]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94" table:formula="of:=[.K31]-[.B31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riz parallax</text:p>
          </table:table-cell>
          <table:table-cell/>
          <table:table-cell office:value-type="float" office:value="0.980544934" calcext:value-type="float">
            <text:p>0.9805449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ase angle</text:p>
          </table:table-cell>
          <table:table-cell/>
          <table:table-cell office:value-type="float" office:value="157.00382" calcext:value-type="float">
            <text:p>157.00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l time, s</text:p>
          </table:table-cell>
          <table:table-cell/>
          <table:table-cell office:value-type="float" office:value="1.216" calcext:value-type="float">
            <text:p>1.216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6"/>
        <table:table-column table:style-name="co7" table:default-cell-style-name="ce71"/>
        <table:table-column table:style-name="co8" table:default-cell-style-name="ce92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transit-finder</text:p>
          </table:table-cell>
          <table:table-cell table:style-name="ce86" office:value-type="string" calcext:value-type="string" table:number-columns-spanned="2" table:number-rows-spanned="1">
            <text:p>gc2topo branch</text:p>
          </table:table-cell>
          <table:covered-table-cell table:style-name="ce90"/>
          <table:table-cell table:style-name="ce1" table:number-columns-repeated="1010"/>
          <table:table-cell table:style-name="ce73"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3" office:value-type="date" office:date-value="2018-03-29" calcext:value-type="date">
            <text:p>2018-03-29</text:p>
          </table:table-cell>
          <table:table-cell table:style-name="ce89" office:value-type="string" calcext:value-type="string">
            <text:p>2018-03-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me, UTC</text:p>
          </table:table-cell>
          <table:table-cell table:style-name="ce4" office:value-type="time" office:time-value="PT17H44M50.89S" calcext:value-type="time">
            <text:p>17:44:50.89</text:p>
          </table:table-cell>
          <table:table-cell table:style-name="ce89" office:value-type="string" calcext:value-type="string">
            <text:p>17:44:50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, deg</text:p>
          </table:table-cell>
          <table:table-cell table:style-name="ce5" office:value-type="float" office:value="55.05232" calcext:value-type="float">
            <text:p>55.05232</text:p>
          </table:table-cell>
          <table:table-cell table:style-name="ce78" office:value-type="float" office:value="55.05232" calcext:value-type="float">
            <text:p>55.05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n, deg</text:p>
          </table:table-cell>
          <table:table-cell table:style-name="ce5" office:value-type="float" office:value="37.98637" calcext:value-type="float">
            <text:p>37.98637</text:p>
          </table:table-cell>
          <table:table-cell table:style-name="ce78" office:value-type="float" office:value="37.98637" calcext:value-type="float">
            <text:p>37.98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, m</text:p>
          </table:table-cell>
          <table:table-cell table:style-name="ce5" office:value-type="float" office:value="161" calcext:value-type="float">
            <text:p>1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WGS84 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Az, deg</text:p>
          </table:table-cell>
          <table:table-cell table:style-name="ce7" office:value-type="float" office:value="133.7" calcext:value-type="float">
            <text:p>133.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El, deg</text:p>
          </table:table-cell>
          <table:table-cell table:style-name="ce7" office:value-type="float" office:value="33.8" calcext:value-type="float">
            <text:p>33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on Az, deg</text:p>
          </table:table-cell>
          <table:table-cell table:style-name="ce7" office:value-type="float" office:value="133.7" calcext:value-type="float">
            <text:p>133.70</text:p>
          </table:table-cell>
          <table:table-cell office:value-type="float" office:value="133.74" calcext:value-type="float">
            <text:p>133.74</text:p>
          </table:table-cell>
          <table:table-cell table:style-name="ce94" table:formula="of:=[.C10]-[.B10]" office:value-type="float" office:value="0.0400000000000205" calcext:value-type="float">
            <text:p>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El, deg</text:p>
          </table:table-cell>
          <table:table-cell table:style-name="ce7" office:value-type="float" office:value="33.8" calcext:value-type="float">
            <text:p>33.80</text:p>
          </table:table-cell>
          <table:table-cell office:value-type="float" office:value="33.83" calcext:value-type="float">
            <text:p>33.83</text:p>
          </table:table-cell>
          <table:table-cell table:style-name="ce94" table:formula="of:=[.C11]-[.B11]" office:value-type="float" office:value="0.0300000000000011" calcext:value-type="float">
            <text:p>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uration, s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er line distance, km</text:p>
          </table:table-cell>
          <table:table-cell table:style-name="ce7" office:value-type="float" office:value="0.13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ibility path width, km</text:p>
          </table:table-cell>
          <table:table-cell table:style-name="ce7" office:value-type="float" office:value="10.09" calcext:value-type="float">
            <text:p>10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RA, deg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ISS Dec, deg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Moon GC RA, deg</text:p>
          </table:table-cell>
          <table:table-cell table:style-name="ce7"/>
          <table:table-cell office:value-type="float" office:value="168.17" calcext:value-type="float">
            <text:p>168.17</text:p>
          </table:table-cell>
          <table:table-cell table:style-name="ce94" table:formula="of:=[.C17]-[#REF!]" office:value-type="string" office:string-value="" calcext:value-type="error">
            <text:p>#REF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GC Dec, deg</text:p>
          </table:table-cell>
          <table:table-cell table:style-name="ce7"/>
          <table:table-cell office:value-type="float" office:value="8.05" calcext:value-type="float">
            <text:p>8.05</text:p>
          </table:table-cell>
          <table:table-cell table:style-name="ce94" table:formula="of:=[.C18]-[#REF!]" office:value-type="string" office:string-value="" calcext:value-type="error">
            <text:p>#REF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RA, deg</text:p>
          </table:table-cell>
          <table:table-cell table:style-name="ce7" office:value-type="float" office:value="168.5" calcext:value-type="float">
            <text:p>168.50</text:p>
          </table:table-cell>
          <table:table-cell table:style-name="Default" office:value-type="float" office:value="168.5" calcext:value-type="float">
            <text:p>168.5</text:p>
          </table:table-cell>
          <table:table-cell table:style-name="ce94" table:formula="of:=[.C19]-[.B19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 Dec, deg</text:p>
          </table:table-cell>
          <table:table-cell table:style-name="ce7" office:value-type="float" office:value="7.3" calcext:value-type="float">
            <text:p>7.30</text:p>
          </table:table-cell>
          <table:table-cell table:style-name="Default" office:value-type="float" office:value="7.31" calcext:value-type="float">
            <text:p>7.31</text:p>
          </table:table-cell>
          <table:table-cell table:style-name="ce94" table:formula="of:=[.C20]-[.B20]" office:value-type="float" office:value="0.00999999999999979" calcext:value-type="float">
            <text:p>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llactic angle, deg</text:p>
          </table:table-cell>
          <table:table-cell table:style-name="ce7" office:value-type="float" office:value="23.9" calcext:value-type="float">
            <text:p>23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on angular size, deg</text:p>
          </table:table-cell>
          <table:table-cell table:style-name="ce7" office:value-type="float" office:value="0.54" calcext:value-type="float">
            <text:p>0.54</text:p>
          </table:table-cell>
          <table:table-cell office:value-type="float" office:value="0.5434" calcext:value-type="float">
            <text:p>.54</text:p>
          </table:table-cell>
          <table:table-cell table:style-name="ce94" table:formula="of:=[.C22]-[.B22]" office:value-type="float" office:value="0.00339999999999996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t chord length, deg</text:p>
          </table:table-cell>
          <table:table-cell table:style-name="ce7" office:value-type="float" office:value="0.5383333" calcext:value-type="float">
            <text:p>0.54</text:p>
          </table:table-cell>
          <table:table-cell/>
          <table:table-cell table:style-name="ce95"/>
          <table:table-cell table:number-columns-repeated="1012"/>
        </table:table-row>
        <table:table-row table:style-name="ro1">
          <table:table-cell office:value-type="string" calcext:value-type="string">
            <text:p>Moon phase, %</text:p>
          </table:table-cell>
          <table:table-cell table:style-name="ce7" office:value-type="float" office:value="96.2" calcext:value-type="float">
            <text:p>96.20</text:p>
          </table:table-cell>
          <table:table-cell office:value-type="float" office:value="96" calcext:value-type="float">
            <text:p>96.00</text:p>
          </table:table-cell>
          <table:table-cell table:style-name="ce94" table:formula="of:=[.C24]-[.B24]" office:value-type="float" office:value="-0.200000000000003" calcext:value-type="float">
            <text:p>-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tance, km</text:p>
          </table:table-cell>
          <table:table-cell table:style-name="ce7" office:value-type="float" office:value="695.59" calcext:value-type="float">
            <text:p>695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velocity (angular), deg/s</text:p>
          </table:table-cell>
          <table:table-cell table:style-name="ce7" office:value-type="float" office:value="0.545" calcext:value-type="float">
            <text:p>0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velocity (transverse), km/s</text:p>
          </table:table-cell>
          <table:table-cell table:style-name="ce7" office:value-type="float" office:value="6.62" calcext:value-type="float">
            <text:p>6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velocity (radial), km/s</text:p>
          </table:table-cell>
          <table:table-cell table:style-name="ce7"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S velocity (total), km/s</text:p>
          </table:table-cell>
          <table:table-cell table:style-name="ce7" office:value-type="float" office:value="7.41" calcext:value-type="float">
            <text:p>7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rection from zenith, deg</text:p>
          </table:table-cell>
          <table:table-cell table:style-name="ce7" office:value-type="float" office:value="113.1" calcext:value-type="float">
            <text:p>113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luminated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94" table:formula="of:=[.C31]-[.B31]" office:value-type="float" office:value="0" calcext:value-type="float">
            <text:p>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riz paralla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ase an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 time, s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5:17:18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03:22.827000000</meta:creation-date>
    <dc:date>2018-04-06T13:25:20.929000000</dc:date>
    <meta:editing-duration>P1DT20H48M20S</meta:editing-duration>
    <meta:editing-cycles>77</meta:editing-cycles>
    <meta:generator>LibreOffice/6.0.1.1$Windows_X86_64 LibreOffice_project/60bfb1526849283ce2491346ed2aa51c465abfe6</meta:generator>
    <meta:document-statistic meta:table-count="2" meta:cell-count="264" meta:object-count="0"/>
  </office:meta>
</office:document-meta>
</file>